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1F415939DA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Droid Sans Fallback2" svg:font-family="'Droid Sans Fallback'" style:font-pitch="variable" style:font-charset="x-symbol"/>
    <style:font-face style:name="FreeSans2" svg:font-family="FreeSans" style:font-pitch="variable" style:font-charset="x-symbol"/>
    <style:font-face style:name="Liberation Sans3" svg:font-family="'Liberation Sans'" style:font-pitch="variable" style:font-charset="x-symbol"/>
    <style:font-face style:name="Symbol" svg:font-family="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6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ff3333" fo:font-size="28pt" style:font-size-asian="28pt" style:font-size-complex="28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style:font-name="Liberation Mono1" fo:font-size="36pt" style:font-size-asian="36pt" style:font-size-complex="36pt"/>
    </style:style>
    <style:style style:name="P5" style:family="paragraph">
      <style:text-properties fo:font-size="32pt" style:font-size-asian="32pt" style:font-size-complex="32pt"/>
    </style:style>
    <style:style style:name="T1" style:family="text">
      <style:text-properties fo:color="#ff3333" fo:font-size="28pt" style:font-size-asian="28pt" style:font-size-complex="28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font-name="Liberation Mono1" fo:font-size="36pt" style:font-size-asian="36pt" style:font-size-complex="36pt"/>
    </style:style>
    <style:style style:name="T4" style:family="text">
      <style:text-properties style:font-name="Symbol2" fo:font-size="32pt" style:font-name-asian="Symbol2" style:font-size-asian="32pt" style:font-name-complex="Symbol2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228cm" svg:height="13.228cm" svg:x="5.971cm" svg:y="2.014cm">
          <draw:image xlink:href="Pictures/10000201000001F4000001F415939DAD.png" xlink:type="simple" xlink:show="embed" xlink:actuate="onLoad">
            <text:p/>
          </draw:image>
        </draw:frame>
        <draw:frame draw:style-name="gr2" draw:text-style-name="P2" draw:layer="layout" svg:width="1.052cm" svg:height="1.356cm" svg:x="4.983cm" svg:y="3.519cm">
          <draw:text-box>
            <text:p><text:span text:style-name="T1">0</text:span></text:p>
          </draw:text-box>
        </draw:frame>
        <draw:frame draw:style-name="gr2" draw:text-style-name="P3" draw:layer="layout" svg:width="1.052cm" svg:height="1.356cm" svg:x="4.983cm" svg:y="6.219cm">
          <draw:text-box>
            <text:p><text:span text:style-name="T2">1</text:span></text:p>
          </draw:text-box>
        </draw:frame>
        <draw:frame draw:style-name="gr2" draw:text-style-name="P3" draw:layer="layout" svg:width="1.052cm" svg:height="1.356cm" svg:x="4.983cm" svg:y="9.119cm">
          <draw:text-box>
            <text:p><text:span text:style-name="T2">2</text:span></text:p>
          </draw:text-box>
        </draw:frame>
        <draw:frame draw:style-name="gr2" draw:text-style-name="P3" draw:layer="layout" svg:width="1.052cm" svg:height="1.356cm" svg:x="4.983cm" svg:y="11.819cm">
          <draw:text-box>
            <text:p><text:span text:style-name="T2">3</text:span></text:p>
          </draw:text-box>
        </draw:frame>
        <draw:frame draw:style-name="gr2" draw:text-style-name="P3" draw:layer="layout" svg:width="1.052cm" svg:height="1.356cm" svg:x="7.383cm" svg:y="0.919cm">
          <draw:text-box>
            <text:p><text:span text:style-name="T2">0</text:span></text:p>
          </draw:text-box>
        </draw:frame>
        <draw:frame draw:style-name="gr2" draw:text-style-name="P3" draw:layer="layout" svg:width="1.052cm" svg:height="1.356cm" svg:x="10.383cm" svg:y="0.919cm">
          <draw:text-box>
            <text:p><text:span text:style-name="T2">1</text:span></text:p>
          </draw:text-box>
        </draw:frame>
        <draw:frame draw:style-name="gr2" draw:text-style-name="P3" draw:layer="layout" svg:width="1.052cm" svg:height="1.356cm" svg:x="13.183cm" svg:y="0.919cm">
          <draw:text-box>
            <text:p><text:span text:style-name="T2">2</text:span></text:p>
          </draw:text-box>
        </draw:frame>
        <draw:frame draw:style-name="gr2" draw:text-style-name="P2" draw:layer="layout" svg:width="1.052cm" svg:height="1.356cm" svg:x="16.083cm" svg:y="0.919cm">
          <draw:text-box>
            <text:p><text:span text:style-name="T1">3</text:span></text:p>
          </draw:text-box>
        </draw:frame>
        <draw:frame draw:style-name="gr2" draw:text-style-name="P4" draw:layer="layout" svg:width="14.218cm" svg:height="1.695cm" svg:x="5.6cm" svg:y="15.641cm">
          <draw:text-box>
            <text:p><text:span text:style-name="T3"><text:s text:c="3"/></text:span><text:span text:style-name="T3">0x578FE460A1B9C</text:span></text:p>
          </draw:text-box>
        </draw:frame>
        <draw:frame draw:style-name="gr2" draw:text-style-name="P4" draw:layer="layout" svg:width="14.218cm" svg:height="1.695cm" svg:x="5.6cm" svg:y="16.742cm">
          <draw:text-box>
            <text:p><text:span text:style-name="T3">0x000000000000000F</text:span></text:p>
          </draw:text-box>
        </draw:frame>
        <draw:frame draw:style-name="gr3" draw:text-style-name="P5" draw:layer="layout" svg:width="1.383cm" svg:height="1.728cm" svg:x="4.17cm" svg:y="16.002cm">
          <draw:text-box>
            <text:p><text:span text:style-name="T4">&amp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Droid Sans Fallback2" svg:font-family="'Droid Sans Fallback'" style:font-pitch="variable" style:font-charset="x-symbol"/>
    <style:font-face style:name="FreeSans2" svg:font-family="FreeSans" style:font-pitch="variable" style:font-charset="x-symbol"/>
    <style:font-face style:name="Liberation Sans3" svg:font-family="'Liberation Sans'" style:font-pitch="variable" style:font-charset="x-symbol"/>
    <style:font-face style:name="Symbol" svg:font-family="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11T23:21:39.936649672</meta:creation-date>
    <dc:date>2016-08-18T00:24:46.212750567</dc:date>
    <dc:creator>elucterio </dc:creator>
    <meta:editing-duration>PT31M11S</meta:editing-duration>
    <meta:editing-cycles>10</meta:editing-cycles>
    <meta:generator>LibreOffice/4.2.8.2$Linux_X86_64 LibreOffice_project/420m0$Build-2</meta:generator>
    <meta:document-statistic meta:object-count="12"/>
  </office:meta>
</office:document-meta>
</file>